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874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1.9083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0.8217in" svg:y="18.5138in">
            <draw:object draw:notify-on-update-of-ranges="Sheet1.B97:Sheet1.B98 Sheet1.B99:Sheet1.B103 Sheet1.C97:Sheet1.C98 Sheet1.C99:Sheet1.C103 Sheet1.D97:Sheet1.D98 Sheet1.D99:Sheet1.D10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heavy wri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-0.10-1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1-1_1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466" calcext:value-type="float">
            <text:p>2466</text:p>
          </table:table-cell>
          <table:table-cell table:style-name="ce1" office:value-type="float" office:value="131.87075515064" calcext:value-type="float">
            <text:p>131.87075515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.987822557263" calcext:value-type="float">
            <text:p>57.9878225573</text:p>
          </table:table-cell>
          <table:table-cell table:style-name="ce1" office:value-type="float" office:value="10.7028305305886" calcext:value-type="float">
            <text:p>10.7028305306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httpUsers:HTTP_Request_P2_1-1_2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131" calcext:value-type="float">
            <text:p>113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3559" calcext:value-type="float">
            <text:p>3559</text:p>
          </table:table-cell>
          <table:table-cell table:style-name="ce1" office:value-type="float" office:value="221.877003932337" calcext:value-type="float">
            <text:p>221.87700393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.0662768483948" calcext:value-type="float">
            <text:p>58.0662768484</text:p>
          </table:table-cell>
          <table:table-cell table:style-name="ce1" office:value-type="float" office:value="10.7173108636197" calcext:value-type="float">
            <text:p>10.7173108636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59" calcext:value-type="float">
            <text:p>3559</text:p>
          </table:table-cell>
          <table:table-cell table:style-name="ce1" office:value-type="float" office:value="337.683015306808" calcext:value-type="float">
            <text:p>337.68301530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.960179274437" calcext:value-type="float">
            <text:p>115.9601792744</text:p>
          </table:table-cell>
          <table:table-cell table:style-name="ce1" office:value-type="float" office:value="21.4028065262389" calcext:value-type="float">
            <text:p>21.4028065262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100-0.10-2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1-1_1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492" calcext:value-type="float">
            <text:p>3492</text:p>
          </table:table-cell>
          <table:table-cell table:style-name="ce1" office:value-type="float" office:value="177.491757975378" calcext:value-type="float">
            <text:p>177.49175797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.3696431094045" calcext:value-type="float">
            <text:p>51.3696431094</text:p>
          </table:table-cell>
          <table:table-cell table:style-name="ce1" office:value-type="float" office:value="9.48131108171626" calcext:value-type="float">
            <text:p>9.4813110817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httpUsers:HTTP_Request_P2_1-1_2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402" calcext:value-type="float">
            <text:p>140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421" calcext:value-type="float">
            <text:p>8421</text:p>
          </table:table-cell>
          <table:table-cell table:style-name="ce1" office:value-type="float" office:value="545.830578644473" calcext:value-type="float">
            <text:p>545.83057864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.3816526394755" calcext:value-type="float">
            <text:p>51.3816526395</text:p>
          </table:table-cell>
          <table:table-cell table:style-name="ce1" office:value-type="float" office:value="9.48352768443444" calcext:value-type="float">
            <text:p>9.4835276844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957" calcext:value-type="float">
            <text:p>95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421" calcext:value-type="float">
            <text:p>8421</text:p>
          </table:table-cell>
          <table:table-cell table:style-name="ce1" office:value-type="float" office:value="601.638915204126" calcext:value-type="float">
            <text:p>601.63891520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.728995772702" calcext:value-type="float">
            <text:p>102.7289957727</text:p>
          </table:table-cell>
          <table:table-cell table:style-name="ce1" office:value-type="float" office:value="18.9607228525788" calcext:value-type="float">
            <text:p>18.9607228526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10-3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1-1_1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586" calcext:value-type="float">
            <text:p>3586</text:p>
          </table:table-cell>
          <table:table-cell table:style-name="ce1" office:value-type="float" office:value="201.464802862667" calcext:value-type="float">
            <text:p>201.46480286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.2377142540084" calcext:value-type="float">
            <text:p>46.237714254</text:p>
          </table:table-cell>
          <table:table-cell table:style-name="ce1" office:value-type="float" office:value="8.53410936914804" calcext:value-type="float">
            <text:p>8.5341093691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httpUsers:HTTP_Request_P2_1-1_2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660" calcext:value-type="float">
            <text:p>166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80" calcext:value-type="float">
            <text:p>6080</text:p>
          </table:table-cell>
          <table:table-cell table:style-name="ce1" office:value-type="float" office:value="882.494836471763" calcext:value-type="float">
            <text:p>882.49483647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.2364315338628" calcext:value-type="float">
            <text:p>46.2364315339</text:p>
          </table:table-cell>
          <table:table-cell table:style-name="ce1" office:value-type="float" office:value="8.53387261708991" calcext:value-type="float">
            <text:p>8.5338726171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60000" calcext:value-type="float">
            <text:p>60000</text:p>
          </table:table-cell>
          <table:table-cell table:style-name="ce1" office:value-type="float" office:value="1068" calcext:value-type="float">
            <text:p>106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6080" calcext:value-type="float">
            <text:p>6080</text:p>
          </table:table-cell>
          <table:table-cell table:style-name="ce1" office:value-type="float" office:value="872.429001713326" calcext:value-type="float">
            <text:p>872.42900171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2.4681601301952" calcext:value-type="float">
            <text:p>92.4681601302</text:p>
          </table:table-cell>
          <table:table-cell table:style-name="ce1" office:value-type="float" office:value="17.0668772115302" calcext:value-type="float">
            <text:p>17.0668772115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10-4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1-1_1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468" calcext:value-type="float">
            <text:p>46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826" calcext:value-type="float">
            <text:p>2826</text:p>
          </table:table-cell>
          <table:table-cell table:style-name="ce1" office:value-type="float" office:value="197.536152325617" calcext:value-type="float">
            <text:p>197.53615232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.5625643093745" calcext:value-type="float">
            <text:p>42.5625643094</text:p>
          </table:table-cell>
          <table:table-cell table:style-name="ce1" office:value-type="float" office:value="7.8557857953826" calcext:value-type="float">
            <text:p>7.8557857954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httpUsers:HTTP_Request_P2_1-1_2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845" calcext:value-type="float">
            <text:p>184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843" calcext:value-type="float">
            <text:p>6843</text:p>
          </table:table-cell>
          <table:table-cell table:style-name="ce1" office:value-type="float" office:value="1088.52959422371" calcext:value-type="float">
            <text:p>1088.52959422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.5614321070675" calcext:value-type="float">
            <text:p>42.5614321071</text:p>
          </table:table-cell>
          <table:table-cell table:style-name="ce1" office:value-type="float" office:value="7.85557682444899" calcext:value-type="float">
            <text:p>7.8555768244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80000" calcext:value-type="float">
            <text:p>80000</text:p>
          </table:table-cell>
          <table:table-cell table:style-name="ce1" office:value-type="float" office:value="1156" calcext:value-type="float">
            <text:p>115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843" calcext:value-type="float">
            <text:p>6843</text:p>
          </table:table-cell>
          <table:table-cell table:style-name="ce1" office:value-type="float" office:value="1042.27510198103" calcext:value-type="float">
            <text:p>1042.2751019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.1191508513511" calcext:value-type="float">
            <text:p>85.1191508514</text:p>
          </table:table-cell>
          <table:table-cell table:style-name="ce1" office:value-type="float" office:value="15.7104682723685" calcext:value-type="float">
            <text:p>15.7104682724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10-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2_1-1_1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2442" calcext:value-type="float">
            <text:p>2442</text:p>
          </table:table-cell>
          <table:table-cell table:style-name="ce1" office:value-type="float" office:value="216.315522620346" calcext:value-type="float">
            <text:p>216.31552262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.4294646391281" calcext:value-type="float">
            <text:p>38.4294646391</text:p>
          </table:table-cell>
          <table:table-cell table:style-name="ce1" office:value-type="float" office:value="7.09293829765158" calcext:value-type="float">
            <text:p>7.0929382977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httpUsers:HTTP_Request_P2_1-1_2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2134" calcext:value-type="float">
            <text:p>213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159" calcext:value-type="float">
            <text:p>8159</text:p>
          </table:table-cell>
          <table:table-cell table:style-name="ce1" office:value-type="float" office:value="1369.22067663324" calcext:value-type="float">
            <text:p>1369.22067663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.4303507538113" calcext:value-type="float">
            <text:p>38.4303507538</text:p>
          </table:table-cell>
          <table:table-cell table:style-name="ce1" office:value-type="float" office:value="7.09310184811557" calcext:value-type="float">
            <text:p>7.0931018481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1280" calcext:value-type="float">
            <text:p>128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159" calcext:value-type="float">
            <text:p>8159</text:p>
          </table:table-cell>
          <table:table-cell table:style-name="ce1" office:value-type="float" office:value="1299.77472550187" calcext:value-type="float">
            <text:p>1299.77472550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.853908405512" calcext:value-type="float">
            <text:p>76.8539084055</text:p>
          </table:table-cell>
          <table:table-cell table:style-name="ce1" office:value-type="float" office:value="14.1849498912517" calcext:value-type="float">
            <text:p>14.1849498913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samples </text:p>
          </table:table-cell>
          <table:table-cell office:value-type="string" calcext:value-type="string">
            <text:p>average 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.dev</text:p>
          </table:table-cell>
          <table:table-cell office:value-type="string" calcext:value-type="string">
            <text:p>Error %</text:p>
          </table:table-cell>
          <table:table-cell office:value-type="string" calcext:value-type="string">
            <text:p>throughput </text:p>
          </table:table-cell>
          <table:table-cell office:value-type="string" calcext:value-type="string">
            <text:p>kb/sec</text:p>
          </table:table-cell>
          <table:table-cell office:value-type="string" calcext:value-type="string">
            <text:p>avg.Bytes</text:p>
          </table:table-cell>
        </table:table-row>
        <table:table-row table:style-name="ro1">
          <table:table-cell office:value-type="string" calcext:value-type="string">
            <text:p>heavy write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1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1_writ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559" calcext:value-type="float">
            <text:p>1559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2961" calcext:value-type="float">
            <text:p>2961</text:p>
          </table:table-cell>
          <table:table-cell table:style-name="ce1" office:value-type="float" office:value="224.92670855901" calcext:value-type="float">
            <text:p>224.9267085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.5683455066715" calcext:value-type="float">
            <text:p>63.5683455067</text:p>
          </table:table-cell>
          <table:table-cell table:style-name="ce1" office:value-type="float" office:value="11.7328293952743" calcext:value-type="float">
            <text:p>11.7328293953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559" calcext:value-type="float">
            <text:p>1559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2961" calcext:value-type="float">
            <text:p>2961</text:p>
          </table:table-cell>
          <table:table-cell table:style-name="ce1" office:value-type="float" office:value="224.92670855901" calcext:value-type="float">
            <text:p>224.9267085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.5683455066715" calcext:value-type="float">
            <text:p>63.5683455067</text:p>
          </table:table-cell>
          <table:table-cell table:style-name="ce1" office:value-type="float" office:value="11.7328293952743" calcext:value-type="float">
            <text:p>11.7328293953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2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1_writ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470" calcext:value-type="float">
            <text:p>147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890" calcext:value-type="float">
            <text:p>4890</text:p>
          </table:table-cell>
          <table:table-cell table:style-name="ce1" office:value-type="float" office:value="232.167385306378" calcext:value-type="float">
            <text:p>232.16738530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.5372214511723" calcext:value-type="float">
            <text:p>67.5372214512</text:p>
          </table:table-cell>
          <table:table-cell table:style-name="ce1" office:value-type="float" office:value="12.4653660686246" calcext:value-type="float">
            <text:p>12.4653660686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470" calcext:value-type="float">
            <text:p>147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890" calcext:value-type="float">
            <text:p>4890</text:p>
          </table:table-cell>
          <table:table-cell table:style-name="ce1" office:value-type="float" office:value="232.167385306378" calcext:value-type="float">
            <text:p>232.16738530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.5372214511723" calcext:value-type="float">
            <text:p>67.5372214512</text:p>
          </table:table-cell>
          <table:table-cell table:style-name="ce1" office:value-type="float" office:value="12.4653660686246" calcext:value-type="float">
            <text:p>12.4653660686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3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1_writ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183" calcext:value-type="float">
            <text:p>4183</text:p>
          </table:table-cell>
          <table:table-cell table:style-name="ce1" office:value-type="float" office:value="254.592549274763" calcext:value-type="float">
            <text:p>254.59254927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.9055939767124" calcext:value-type="float">
            <text:p>66.9055939767</text:p>
          </table:table-cell>
          <table:table-cell table:style-name="ce1" office:value-type="float" office:value="12.3487863882799" calcext:value-type="float">
            <text:p>12.3487863883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1482" calcext:value-type="float">
            <text:p>148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183" calcext:value-type="float">
            <text:p>4183</text:p>
          </table:table-cell>
          <table:table-cell table:style-name="ce1" office:value-type="float" office:value="254.592549274763" calcext:value-type="float">
            <text:p>254.59254927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.9055939767124" calcext:value-type="float">
            <text:p>66.9055939767</text:p>
          </table:table-cell>
          <table:table-cell table:style-name="ce1" office:value-type="float" office:value="12.3487863882799" calcext:value-type="float">
            <text:p>12.3487863883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4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1_writ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572" calcext:value-type="float">
            <text:p>157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856" calcext:value-type="float">
            <text:p>5856</text:p>
          </table:table-cell>
          <table:table-cell table:style-name="ce1" office:value-type="float" office:value="182.887172243407" calcext:value-type="float">
            <text:p>182.88717224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.2491066063692" calcext:value-type="float">
            <text:p>63.2491066064</text:p>
          </table:table-cell>
          <table:table-cell table:style-name="ce1" office:value-type="float" office:value="11.6739073716834" calcext:value-type="float">
            <text:p>11.6739073717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1572" calcext:value-type="float">
            <text:p>157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5856" calcext:value-type="float">
            <text:p>5856</text:p>
          </table:table-cell>
          <table:table-cell table:style-name="ce1" office:value-type="float" office:value="182.887172243407" calcext:value-type="float">
            <text:p>182.88717224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.2491066063692" calcext:value-type="float">
            <text:p>63.2491066064</text:p>
          </table:table-cell>
          <table:table-cell table:style-name="ce1" office:value-type="float" office:value="11.6739073716834" calcext:value-type="float">
            <text:p>11.6739073717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1_writ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572" calcext:value-type="float">
            <text:p>157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958" calcext:value-type="float">
            <text:p>4958</text:p>
          </table:table-cell>
          <table:table-cell table:style-name="ce1" office:value-type="float" office:value="187.95398999212" calcext:value-type="float">
            <text:p>187.95398999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.253987531374" calcext:value-type="float">
            <text:p>63.2539875314</text:p>
          </table:table-cell>
          <table:table-cell table:style-name="ce1" office:value-type="float" office:value="11.6748082455368" calcext:value-type="float">
            <text:p>11.6748082455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572" calcext:value-type="float">
            <text:p>1572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4958" calcext:value-type="float">
            <text:p>4958</text:p>
          </table:table-cell>
          <table:table-cell table:style-name="ce1" office:value-type="float" office:value="187.95398999212" calcext:value-type="float">
            <text:p>187.95398999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.253987531374" calcext:value-type="float">
            <text:p>63.2539875314</text:p>
          </table:table-cell>
          <table:table-cell table:style-name="ce1" office:value-type="float" office:value="11.6748082455368" calcext:value-type="float">
            <text:p>11.6748082455</text:p>
          </table:table-cell>
          <table:table-cell table:style-name="ce1" office:value-type="float" office:value="189" calcext:value-type="float">
            <text:p>18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eavy rea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-0.01-1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1_writ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332" calcext:value-type="float">
            <text:p>133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236" calcext:value-type="float">
            <text:p>5236</text:p>
          </table:table-cell>
          <table:table-cell table:style-name="ce1" office:value-type="float" office:value="423.483314449944" calcext:value-type="float">
            <text:p>423.48331444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.7942027274337" calcext:value-type="float">
            <text:p>73.7942027274</text:p>
          </table:table-cell>
          <table:table-cell table:style-name="ce1" office:value-type="float" office:value="28.2174113846929" calcext:value-type="float">
            <text:p>28.2174113847</text:p>
          </table:table-cell>
          <table:table-cell table:style-name="ce1" office:value-type="float" office:value="391.5569" calcext:value-type="float">
            <text:p>391.5569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332" calcext:value-type="float">
            <text:p>133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236" calcext:value-type="float">
            <text:p>5236</text:p>
          </table:table-cell>
          <table:table-cell table:style-name="ce1" office:value-type="float" office:value="423.483314449944" calcext:value-type="float">
            <text:p>423.48331444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.7942027274337" calcext:value-type="float">
            <text:p>73.7942027274</text:p>
          </table:table-cell>
          <table:table-cell table:style-name="ce1" office:value-type="float" office:value="28.2174113846929" calcext:value-type="float">
            <text:p>28.2174113847</text:p>
          </table:table-cell>
          <table:table-cell table:style-name="ce1" office:value-type="float" office:value="391.5569" calcext:value-type="float">
            <text:p>391.556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2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1_writ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121" calcext:value-type="float">
            <text:p>212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6699" calcext:value-type="float">
            <text:p>6699</text:p>
          </table:table-cell>
          <table:table-cell table:style-name="ce1" office:value-type="float" office:value="898.495380469247" calcext:value-type="float">
            <text:p>898.49538046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.6032086309142" calcext:value-type="float">
            <text:p>46.6032086309</text:p>
          </table:table-cell>
          <table:table-cell table:style-name="ce1" office:value-type="float" office:value="17.8960394372371" calcext:value-type="float">
            <text:p>17.8960394372</text:p>
          </table:table-cell>
          <table:table-cell table:style-name="ce1" office:value-type="float" office:value="393.22495" calcext:value-type="float">
            <text:p>393.22495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121" calcext:value-type="float">
            <text:p>212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6699" calcext:value-type="float">
            <text:p>6699</text:p>
          </table:table-cell>
          <table:table-cell table:style-name="ce1" office:value-type="float" office:value="898.495380469247" calcext:value-type="float">
            <text:p>898.49538046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.6032086309142" calcext:value-type="float">
            <text:p>46.6032086309</text:p>
          </table:table-cell>
          <table:table-cell table:style-name="ce1" office:value-type="float" office:value="17.8960394372371" calcext:value-type="float">
            <text:p>17.8960394372</text:p>
          </table:table-cell>
          <table:table-cell table:style-name="ce1" office:value-type="float" office:value="393.22495" calcext:value-type="float">
            <text:p>393.2249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3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1_writ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720" calcext:value-type="float">
            <text:p>272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638" calcext:value-type="float">
            <text:p>7638</text:p>
          </table:table-cell>
          <table:table-cell table:style-name="ce1" office:value-type="float" office:value="1281.97518308564" calcext:value-type="float">
            <text:p>1281.97518308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.4268203392794" calcext:value-type="float">
            <text:p>36.4268203393</text:p>
          </table:table-cell>
          <table:table-cell table:style-name="ce1" office:value-type="float" office:value="14.0079290183943" calcext:value-type="float">
            <text:p>14.0079290184</text:p>
          </table:table-cell>
          <table:table-cell table:style-name="ce1" office:value-type="float" office:value="393.779066666667" calcext:value-type="float">
            <text:p>393.7790666667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720" calcext:value-type="float">
            <text:p>272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638" calcext:value-type="float">
            <text:p>7638</text:p>
          </table:table-cell>
          <table:table-cell table:style-name="ce1" office:value-type="float" office:value="1281.97518308564" calcext:value-type="float">
            <text:p>1281.97518308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.4268203392794" calcext:value-type="float">
            <text:p>36.4268203393</text:p>
          </table:table-cell>
          <table:table-cell table:style-name="ce1" office:value-type="float" office:value="14.0079290183943" calcext:value-type="float">
            <text:p>14.0079290184</text:p>
          </table:table-cell>
          <table:table-cell table:style-name="ce1" office:value-type="float" office:value="393.779066666667" calcext:value-type="float">
            <text:p>393.779066666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4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1_writ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3550" calcext:value-type="float">
            <text:p>355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2294" calcext:value-type="float">
            <text:p>12294</text:p>
          </table:table-cell>
          <table:table-cell table:style-name="ce1" office:value-type="float" office:value="1878.55280905314" calcext:value-type="float">
            <text:p>1878.55280905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.9702284887965" calcext:value-type="float">
            <text:p>27.9702284888</text:p>
          </table:table-cell>
          <table:table-cell table:style-name="ce1" office:value-type="float" office:value="10.7635557712371" calcext:value-type="float">
            <text:p>10.7635557712</text:p>
          </table:table-cell>
          <table:table-cell table:style-name="ce1" office:value-type="float" office:value="394.0576" calcext:value-type="float">
            <text:p>394.0576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3550" calcext:value-type="float">
            <text:p>355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12294" calcext:value-type="float">
            <text:p>12294</text:p>
          </table:table-cell>
          <table:table-cell table:style-name="ce1" office:value-type="float" office:value="1878.55280905314" calcext:value-type="float">
            <text:p>1878.55280905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.9702284887965" calcext:value-type="float">
            <text:p>27.9702284888</text:p>
          </table:table-cell>
          <table:table-cell table:style-name="ce1" office:value-type="float" office:value="10.7635557712371" calcext:value-type="float">
            <text:p>10.7635557712</text:p>
          </table:table-cell>
          <table:table-cell table:style-name="ce1" office:value-type="float" office:value="394.0576" calcext:value-type="float">
            <text:p>394.057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1_writ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4374" calcext:value-type="float">
            <text:p>4374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2296" calcext:value-type="float">
            <text:p>12296</text:p>
          </table:table-cell>
          <table:table-cell table:style-name="ce1" office:value-type="float" office:value="2336.40476188689" calcext:value-type="float">
            <text:p>2336.40476188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.7221912190546" calcext:value-type="float">
            <text:p>22.7221912191</text:p>
          </table:table-cell>
          <table:table-cell table:style-name="ce1" office:value-type="float" office:value="8.74771831921566" calcext:value-type="float">
            <text:p>8.7477183192</text:p>
          </table:table-cell>
          <table:table-cell table:style-name="ce1" office:value-type="float" office:value="394.22534" calcext:value-type="float">
            <text:p>394.22534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4374" calcext:value-type="float">
            <text:p>4374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2296" calcext:value-type="float">
            <text:p>12296</text:p>
          </table:table-cell>
          <table:table-cell table:style-name="ce1" office:value-type="float" office:value="2336.40476188689" calcext:value-type="float">
            <text:p>2336.40476188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.7221912190546" calcext:value-type="float">
            <text:p>22.7221912191</text:p>
          </table:table-cell>
          <table:table-cell table:style-name="ce1" office:value-type="float" office:value="8.74771831921566" calcext:value-type="float">
            <text:p>8.7477183192</text:p>
          </table:table-cell>
          <table:table-cell table:style-name="ce1" office:value-type="float" office:value="394.22534" calcext:value-type="float">
            <text:p>394.22534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eavy upd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00-0.01-1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1_update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888" calcext:value-type="float">
            <text:p>188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4788" calcext:value-type="float">
            <text:p>4788</text:p>
          </table:table-cell>
          <table:table-cell table:style-name="ce1" office:value-type="float" office:value="807.359739360243" calcext:value-type="float">
            <text:p>807.35973936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.439484834501" calcext:value-type="float">
            <text:p>52.4394848345</text:p>
          </table:table-cell>
          <table:table-cell table:style-name="ce1" office:value-type="float" office:value="9.21787819356463" calcext:value-type="float">
            <text:p>9.2178781936</text:p>
          </table:table-cell>
          <table:table-cell table:style-name="ce1" office:value-type="float" office:value="180" calcext:value-type="float">
            <text:p>180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888" calcext:value-type="float">
            <text:p>188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4788" calcext:value-type="float">
            <text:p>4788</text:p>
          </table:table-cell>
          <table:table-cell table:style-name="ce1" office:value-type="float" office:value="807.359739360243" calcext:value-type="float">
            <text:p>807.35973936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.439484834501" calcext:value-type="float">
            <text:p>52.4394848345</text:p>
          </table:table-cell>
          <table:table-cell table:style-name="ce1" office:value-type="float" office:value="9.21787819356463" calcext:value-type="float">
            <text:p>9.2178781936</text:p>
          </table:table-cell>
          <table:table-cell table:style-name="ce1" office:value-type="float" office:value="180" calcext:value-type="float">
            <text:p>18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2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1_update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3453" calcext:value-type="float">
            <text:p>345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379" calcext:value-type="float">
            <text:p>8379</text:p>
          </table:table-cell>
          <table:table-cell table:style-name="ce1" office:value-type="float" office:value="1709.78884978017" calcext:value-type="float">
            <text:p>1709.78884978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.7633623795354" calcext:value-type="float">
            <text:p>28.7633623795</text:p>
          </table:table-cell>
          <table:table-cell table:style-name="ce1" office:value-type="float" office:value="5.05605979327772" calcext:value-type="float">
            <text:p>5.0560597933</text:p>
          </table:table-cell>
          <table:table-cell table:style-name="ce1" office:value-type="float" office:value="180" calcext:value-type="float">
            <text:p>180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3453" calcext:value-type="float">
            <text:p>345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379" calcext:value-type="float">
            <text:p>8379</text:p>
          </table:table-cell>
          <table:table-cell table:style-name="ce1" office:value-type="float" office:value="1709.78884978017" calcext:value-type="float">
            <text:p>1709.78884978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.7633623795354" calcext:value-type="float">
            <text:p>28.7633623795</text:p>
          </table:table-cell>
          <table:table-cell table:style-name="ce1" office:value-type="float" office:value="5.05605979327772" calcext:value-type="float">
            <text:p>5.0560597933</text:p>
          </table:table-cell>
          <table:table-cell table:style-name="ce1" office:value-type="float" office:value="180" calcext:value-type="float">
            <text:p>18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3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1_update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4890" calcext:value-type="float">
            <text:p>4890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12374" calcext:value-type="float">
            <text:p>12374</text:p>
          </table:table-cell>
          <table:table-cell table:style-name="ce1" office:value-type="float" office:value="2598.59804163989" calcext:value-type="float">
            <text:p>2598.59804163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.3484053972111" calcext:value-type="float">
            <text:p>20.3484053972</text:p>
          </table:table-cell>
          <table:table-cell table:style-name="ce1" office:value-type="float" office:value="3.5768681362285" calcext:value-type="float">
            <text:p>3.5768681362</text:p>
          </table:table-cell>
          <table:table-cell table:style-name="ce1" office:value-type="float" office:value="180" calcext:value-type="float">
            <text:p>180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4890" calcext:value-type="float">
            <text:p>4890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12374" calcext:value-type="float">
            <text:p>12374</text:p>
          </table:table-cell>
          <table:table-cell table:style-name="ce1" office:value-type="float" office:value="2598.59804163989" calcext:value-type="float">
            <text:p>2598.59804163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.3484053972111" calcext:value-type="float">
            <text:p>20.3484053972</text:p>
          </table:table-cell>
          <table:table-cell table:style-name="ce1" office:value-type="float" office:value="3.5768681362285" calcext:value-type="float">
            <text:p>3.5768681362</text:p>
          </table:table-cell>
          <table:table-cell table:style-name="ce1" office:value-type="float" office:value="180" calcext:value-type="float">
            <text:p>180</text:p>
          </table:table-cell>
        </table:table-row>
        <table:table-row table:style-name="ro1">
          <table:table-cell table:style-name="ce1" table:number-columns-repeated="10"/>
        </table:table-row>
        <table:table-row table:style-name="ro1">
          <table:table-cell office:value-type="string" calcext:value-type="string">
            <text:p>100-0.01-4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1_update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6351" calcext:value-type="float">
            <text:p>6351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16140" calcext:value-type="float">
            <text:p>16140</text:p>
          </table:table-cell>
          <table:table-cell table:style-name="ce1" office:value-type="float" office:value="3431.79904025889" calcext:value-type="float">
            <text:p>3431.79904025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.6882616896179" calcext:value-type="float">
            <text:p>15.6882616896</text:p>
          </table:table-cell>
          <table:table-cell table:style-name="ce1" office:value-type="float" office:value="2.75770225012815" calcext:value-type="float">
            <text:p>2.7577022501</text:p>
          </table:table-cell>
          <table:table-cell table:style-name="ce1" office:value-type="float" office:value="180" calcext:value-type="float">
            <text:p>180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6351" calcext:value-type="float">
            <text:p>6351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16140" calcext:value-type="float">
            <text:p>16140</text:p>
          </table:table-cell>
          <table:table-cell table:style-name="ce1" office:value-type="float" office:value="3431.79904025889" calcext:value-type="float">
            <text:p>3431.79904025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.6882616896179" calcext:value-type="float">
            <text:p>15.6882616896</text:p>
          </table:table-cell>
          <table:table-cell table:style-name="ce1" office:value-type="float" office:value="2.75770225012815" calcext:value-type="float">
            <text:p>2.7577022501</text:p>
          </table:table-cell>
          <table:table-cell table:style-name="ce1" office:value-type="float" office:value="180" calcext:value-type="float">
            <text:p>18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100-0.01-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httpUsers:HTTP_Request_phase_2_1_1_update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7817" calcext:value-type="float">
            <text:p>7817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18553" calcext:value-type="float">
            <text:p>18553</text:p>
          </table:table-cell>
          <table:table-cell table:style-name="ce1" office:value-type="float" office:value="4268.78518221059" calcext:value-type="float">
            <text:p>4268.78518221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.752896310281" calcext:value-type="float">
            <text:p>12.7528963103</text:p>
          </table:table-cell>
          <table:table-cell table:style-name="ce1" office:value-type="float" office:value="2.24172005454159" calcext:value-type="float">
            <text:p>2.2417200545</text:p>
          </table:table-cell>
          <table:table-cell table:style-name="ce1" office:value-type="float" office:value="180" calcext:value-type="float">
            <text:p>180</text:p>
          </table:table-cell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7817" calcext:value-type="float">
            <text:p>7817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18553" calcext:value-type="float">
            <text:p>18553</text:p>
          </table:table-cell>
          <table:table-cell table:style-name="ce1" office:value-type="float" office:value="4268.78518221059" calcext:value-type="float">
            <text:p>4268.78518221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.752896310281" calcext:value-type="float">
            <text:p>12.7528963103</text:p>
          </table:table-cell>
          <table:table-cell table:style-name="ce1" office:value-type="float" office:value="2.24172005454159" calcext:value-type="float">
            <text:p>2.2417200545</text:p>
          </table:table-cell>
          <table:table-cell table:style-name="ce1" office:value-type="float" office:value="180" calcext:value-type="float">
            <text:p>180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load </text:p>
          </table:table-cell>
          <table:table-cell office:value-type="string" calcext:value-type="string">
            <text:p>Throughput in write heavy </text:p>
          </table:table-cell>
          <table:table-cell office:value-type="string" calcext:value-type="string">
            <text:p>Throughput in read heavy </text:p>
          </table:table-cell>
          <table:table-cell office:value-type="string" calcext:value-type="string">
            <text:p>Throughput in update heavy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63.5683455066715" calcext:value-type="float">
            <text:p>63.5683455067</text:p>
          </table:table-cell>
          <table:table-cell table:style-name="ce1" office:value-type="float" office:value="73.7942027274337" calcext:value-type="float">
            <text:p>73.7942027274</text:p>
          </table:table-cell>
          <table:table-cell table:style-name="ce1" office:value-type="float" office:value="52.439484834501" calcext:value-type="float">
            <text:p>52.4394848345</text:p>
          </table:table-cell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float" office:value="67.5372214511723" calcext:value-type="float">
            <text:p>67.5372214512</text:p>
          </table:table-cell>
          <table:table-cell table:style-name="ce1" office:value-type="float" office:value="46.6032086309142" calcext:value-type="float">
            <text:p>46.6032086309</text:p>
          </table:table-cell>
          <table:table-cell table:style-name="ce1" office:value-type="float" office:value="28.7633623795354" calcext:value-type="float">
            <text:p>28.7633623795</text:p>
          </table:table-cell>
          <table:table-cell table:number-columns-repeated="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float" office:value="66.9055939767124" calcext:value-type="float">
            <text:p>66.9055939767</text:p>
          </table:table-cell>
          <table:table-cell table:style-name="ce1" office:value-type="float" office:value="36.4268203392794" calcext:value-type="float">
            <text:p>36.4268203393</text:p>
          </table:table-cell>
          <table:table-cell table:style-name="ce1" office:value-type="float" office:value="20.3484053972111" calcext:value-type="float">
            <text:p>20.3484053972</text:p>
          </table:table-cell>
          <table:table-cell table:number-columns-repeated="6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float" office:value="63.2491066063692" calcext:value-type="float">
            <text:p>63.2491066064</text:p>
          </table:table-cell>
          <table:table-cell table:style-name="ce1" office:value-type="float" office:value="27.9702284887965" calcext:value-type="float">
            <text:p>27.9702284888</text:p>
          </table:table-cell>
          <table:table-cell table:style-name="ce1" office:value-type="float" office:value="15.6882616896179" calcext:value-type="float">
            <text:p>15.6882616896</text:p>
          </table:table-cell>
          <table:table-cell table:number-columns-repeated="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float" office:value="63.253987531374" calcext:value-type="float">
            <text:p>63.2539875314</text:p>
          </table:table-cell>
          <table:table-cell table:style-name="ce1" office:value-type="float" office:value="22.7221912190546" calcext:value-type="float">
            <text:p>22.7221912191</text:p>
          </table:table-cell>
          <table:table-cell table:style-name="ce1" office:value-type="float" office:value="12.752896310281" calcext:value-type="float">
            <text:p>12.752896310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 style:data-style-name="N2" text:time-value="22:31:52.841337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7T11:42:40.199071156</meta:creation-date>
    <meta:generator>LibreOffice/4.2.4.2$Linux_x86 LibreOffice_project/420m0$Build-2</meta:generator>
    <dc:date>2014-09-04T22:54:49.962564987</dc:date>
    <meta:editing-duration>PT11H2M10S</meta:editing-duration>
    <meta:editing-cycles>28</meta:editing-cycles>
    <meta:document-statistic meta:table-count="1" meta:cell-count="5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289cm" svg:y="3.703cm" style:legend-expansion="high" chart:style-name="ch2"/>
        <chart:plot-area chart:style-name="ch3" table:cell-range-address="Sheet1.B97:Sheet1.D103" chart:data-source-has-labels="row" svg:x="0.77cm" svg:y="0.855cm" svg:width="8.88cm" svg:height="7.545cm">
          <chartooo:coordinate-region svg:x="1.391cm" svg:y="1.055cm" svg:width="8.165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99:Sheet1.B103" chart:label-cell-address="Sheet1.B97:Sheet1.B98" chart:class="chart:line">
            <chart:data-point chart:repeated="5"/>
          </chart:series>
          <chart:series chart:style-name="ch7" chart:values-cell-range-address="Sheet1.C99:Sheet1.C103" chart:label-cell-address="Sheet1.C97:Sheet1.C98" chart:class="chart:line">
            <chart:data-point chart:repeated="5"/>
          </chart:series>
          <chart:series chart:style-name="ch8" chart:values-cell-range-address="Sheet1.D99:Sheet1.D103" chart:label-cell-address="Sheet1.D97:Sheet1.D98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in write heavy </text:p>
                <text:list>
                  <text:list-item>
                    <text:p>Throughput in write heavy </text:p>
                  </text:list-item>
                  <text:list-item>
                    <text:p/>
                  </text:list-item>
                </text:list>
                <draw:g>
                  <svg:desc>Sheet1.B97:Sheet1.B98</svg:desc>
                </draw:g>
              </table:table-cell>
              <table:table-cell office:value-type="string">
                <text:p>Throughput in read heavy </text:p>
                <text:list>
                  <text:list-item>
                    <text:p>Throughput in read heavy </text:p>
                  </text:list-item>
                  <text:list-item>
                    <text:p/>
                  </text:list-item>
                </text:list>
                <draw:g>
                  <svg:desc>Sheet1.C97:Sheet1.C98</svg:desc>
                </draw:g>
              </table:table-cell>
              <table:table-cell office:value-type="string">
                <text:p>Throughput in update heavy</text:p>
                <text:list>
                  <text:list-item>
                    <text:p>Throughput in update heavy</text:p>
                  </text:list-item>
                  <text:list-item>
                    <text:p/>
                  </text:list-item>
                </text:list>
                <draw:g>
                  <svg:desc>Sheet1.D97:Sheet1.D9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.5683455066715">
                <text:p>63.5683455066715</text:p>
                <draw:g>
                  <svg:desc>Sheet1.B99:Sheet1.B103</svg:desc>
                </draw:g>
              </table:table-cell>
              <table:table-cell office:value-type="float" office:value="73.7942027274337">
                <text:p>73.7942027274337</text:p>
                <draw:g>
                  <svg:desc>Sheet1.C99:Sheet1.C103</svg:desc>
                </draw:g>
              </table:table-cell>
              <table:table-cell office:value-type="float" office:value="52.439484834501">
                <text:p>52.439484834501</text:p>
                <draw:g>
                  <svg:desc>Sheet1.D99:Sheet1.D1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.5372214511723">
                <text:p>67.5372214511723</text:p>
              </table:table-cell>
              <table:table-cell office:value-type="float" office:value="46.6032086309142">
                <text:p>46.6032086309142</text:p>
              </table:table-cell>
              <table:table-cell office:value-type="float" office:value="28.7633623795354">
                <text:p>28.76336237953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9055939767124">
                <text:p>66.9055939767124</text:p>
              </table:table-cell>
              <table:table-cell office:value-type="float" office:value="36.4268203392794">
                <text:p>36.4268203392794</text:p>
              </table:table-cell>
              <table:table-cell office:value-type="float" office:value="20.3484053972111">
                <text:p>20.3484053972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2491066063692">
                <text:p>63.2491066063692</text:p>
              </table:table-cell>
              <table:table-cell office:value-type="float" office:value="27.9702284887965">
                <text:p>27.9702284887965</text:p>
              </table:table-cell>
              <table:table-cell office:value-type="float" office:value="15.6882616896179">
                <text:p>15.6882616896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.253987531374">
                <text:p>63.253987531374</text:p>
              </table:table-cell>
              <table:table-cell office:value-type="float" office:value="22.7221912190546">
                <text:p>22.7221912190546</text:p>
              </table:table-cell>
              <table:table-cell office:value-type="float" office:value="12.752896310281">
                <text:p>12.7528963102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